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lrQueryTransformer.setup(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lrQueryTransformer.startElement( String uri , String name , String raw , Attributes at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